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ink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shpark cost per i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ssential Parts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7 segment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X5010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Tmega DIP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tmega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u-hole resonator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gikey.com/product-detail/en/murata-electronics/CSTLS8M00G53-B0/490-1212-ND/584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rd</text:p>
          </table:table-cell>
          <table:table-cell table:formula="of:=[.D12]*[.H2]" office:value-type="float" office:value="3.57" calcext:value-type="float">
            <text:p>3.57</text:p>
          </table:table-cell>
          <table:table-cell/>
          <table:table-cell table:formula="of:=1.7 * 2.1"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 US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;[.B10:.B13])" office:value-type="float" office:value="17.05" calcext:value-type="float">
            <text:p>17.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o/Nano Shield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oard</text:p>
          </table:table-cell>
          <table:table-cell table:formula="of:=[.D18]*[.H2]" office:value-type="float" office:value="4.62" calcext:value-type="float">
            <text:p>4.62</text:p>
          </table:table-cell>
          <table:table-cell/>
          <table:table-cell table:formula="of:=2.1 * 2.2"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;[.B18])" office:value-type="float" office:value="15.76" calcext:value-type="float">
            <text:p>15.7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o/Nano Shield w/ DIP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oard</text:p>
          </table:table-cell>
          <table:table-cell table:formula="of:=[.D23]*[.H2]" office:value-type="float" office:value="4.62" calcext:value-type="float">
            <text:p>4.62</text:p>
          </table:table-cell>
          <table:table-cell/>
          <table:table-cell table:formula="of:=2.1 * 2.2"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ega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u-hole resonator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 US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3:.B26];[.B4:.B6])"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inimal Uno Shield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oard</text:p>
          </table:table-cell>
          <table:table-cell table:formula="of:=[.D31]*[.H2]" office:value-type="float" office:value="0.6" calcext:value-type="float">
            <text:p>0.6</text:p>
          </table:table-cell>
          <table:table-cell/>
          <table:table-cell table:formula="of:=1.2 * 0.5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X5010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1:.B34])" office:value-type="float" office:value="10.3" calcext:value-type="float">
            <text:p>10.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4:14:56.939994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0:42:56.017703545</meta:creation-date>
    <dc:date>2020-04-07T05:48:11.257967860</dc:date>
    <meta:editing-duration>PT22H55M9S</meta:editing-duration>
    <meta:editing-cycles>3</meta:editing-cycles>
    <meta:generator>LibreOffice/6.2.6.2$Linux_X86_64 LibreOffice_project/20$Build-2</meta:generator>
    <meta:document-statistic meta:table-count="1" meta:cell-count="67" meta:object-count="0"/>
  </office:meta>
</office:document-meta>
</file>